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endurance</text:p>
          </table:table-cell>
          <table:table-cell table:style-name="ce3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bow to Kne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ttlebell Sw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+ Heel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ntain Cli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Leg Deadlif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 with 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 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l Up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u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lit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Lun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kish Get U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0-12-21T20:06:52.572622262</dc:date>
    <meta:editing-duration>P2DT14H21M17S</meta:editing-duration>
    <meta:editing-cycles>41</meta:editing-cycles>
    <meta:document-statistic meta:table-count="1" meta:cell-count="167" meta:object-count="0"/>
  </office:meta>
</office:document-meta>
</file>